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Droid Sans Georgian" svg:font-family="'Droid Sans Georgian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55cm" table:align="margins"/>
    </style:style>
    <style:style style:name="Table1.A" style:family="table-column">
      <style:table-column-properties style:column-width="1.397cm" style:rel-column-width="792*"/>
    </style:style>
    <style:style style:name="Table1.B" style:family="table-column">
      <style:table-column-properties style:column-width="5.158cm" style:rel-column-width="2924*"/>
    </style:style>
    <style:style style:name="Table1.1" style:family="table-row">
      <style:table-row-properties style:row-height="0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0pt" officeooo:rsid="001cf592" officeooo:paragraph-rsid="001cf59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officeooo:rsid="001e009a" officeooo:paragraph-rsid="001e009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roid Sans" fo:font-size="10pt" fo:font-weight="bold" officeooo:rsid="001cf592" officeooo:paragraph-rsid="001cf592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1c48b" style:font-size-asian="10pt" style:font-size-complex="10pt"/>
    </style:style>
    <style:style style:name="P5" style:family="paragraph" style:parent-style-name="Standard">
      <style:text-properties style:font-name="Liberation Serif" fo:font-size="10pt" officeooo:rsid="0021c48b" officeooo:paragraph-rsid="0021c48b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officeooo:rsid="0024d7a3" officeooo:paragraph-rsid="0024d7a3" style:font-size-asian="10pt" style:font-size-complex="10pt"/>
    </style:style>
    <style:style style:name="P7" style:family="paragraph" style:parent-style-name="Standard">
      <style:text-properties style:font-name="Liberation Serif" fo:font-size="10pt" officeooo:rsid="0024d7a3" officeooo:paragraph-rsid="0024d7a3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646d7" officeooo:paragraph-rsid="002646d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officeooo:rsid="0022b566" officeooo:paragraph-rsid="0022b566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officeooo:rsid="001e009a" officeooo:paragraph-rsid="001e009a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4d7a3" officeooo:paragraph-rsid="0024d7a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rsid="001e009a" officeooo:paragraph-rsid="0024d7a3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75bd3" style:font-size-asian="8.75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0pt" officeooo:rsid="00275bd3" officeooo:paragraph-rsid="00275bd3" style:font-size-asian="8.75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officeooo:rsid="00291c5a" officeooo:paragraph-rsid="00291c5a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officeooo:rsid="002a73f6" officeooo:paragraph-rsid="002a73f6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size="10pt" officeooo:rsid="001cf592" officeooo:paragraph-rsid="001cf592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01b93af" officeooo:paragraph-rsid="001b93af" style:font-size-asian="10pt" style:font-size-complex="10pt"/>
    </style:style>
    <style:style style:name="P19" style:family="paragraph" style:parent-style-name="Standard">
      <style:text-properties fo:font-size="10pt" officeooo:rsid="001b93af" officeooo:paragraph-rsid="001b93af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cf592" officeooo:paragraph-rsid="001cf592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Droid Sans Mono" fo:font-size="10pt" style:text-underline-style="none" fo:font-weight="normal" officeooo:rsid="00326f14" officeooo:paragraph-rsid="0033bfe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roid Sans Mono" fo:font-size="9pt" fo:font-weight="bold" officeooo:rsid="001cf592" officeooo:paragraph-rsid="001cf592" style:font-size-asian="9pt" style:font-weight-asian="bold" style:font-size-complex="9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Droid Sans Mono" fo:font-size="8pt" fo:font-weight="bold" officeooo:rsid="001e009a" officeooo:paragraph-rsid="001e009a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646d7" officeooo:paragraph-rsid="002646d7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bf83c" officeooo:paragraph-rsid="002bf83c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fc4c9" officeooo:paragraph-rsid="002fc4c9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roid Sans Mono" fo:font-size="8pt" officeooo:rsid="0022b566" officeooo:paragraph-rsid="0022b566" style:font-size-asian="8pt" style:font-size-complex="8pt"/>
    </style:style>
    <style:style style:name="P28" style:family="paragraph" style:parent-style-name="Standard">
      <style:paragraph-properties fo:text-align="justify" style:justify-single-word="false"/>
      <style:text-properties style:font-name="Droid Sans Mono" fo:font-size="8pt" officeooo:rsid="00275bd3" officeooo:paragraph-rsid="00275bd3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style:font-name="Droid Sans Mono" fo:font-size="8pt" officeooo:rsid="00291c5a" officeooo:paragraph-rsid="00291c5a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style:font-name="Droid Sans Mono" fo:font-size="8pt" officeooo:rsid="002a73f6" officeooo:paragraph-rsid="002a73f6" style:font-size-asian="8pt" style:font-size-complex="8pt"/>
    </style:style>
    <style:style style:name="P31" style:family="paragraph" style:parent-style-name="Standard">
      <style:text-properties style:font-name="Droid Sans Mono" fo:font-size="8pt" fo:font-weight="normal" officeooo:rsid="00291c5a" officeooo:paragraph-rsid="00291c5a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roid Sans Mono" fo:font-size="8pt" fo:font-weight="normal" officeooo:rsid="002a73f6" officeooo:paragraph-rsid="002a73f6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roid Sans Mono" fo:font-size="7pt" fo:font-style="normal" fo:font-weight="normal" officeooo:rsid="0024d7a3" officeooo:paragraph-rsid="0024d7a3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7pt" fo:font-weight="normal" officeooo:rsid="00291c5a" officeooo:paragraph-rsid="002a39e1" style:font-size-asian="7pt" style:font-weight-asian="normal" style:font-size-complex="7pt" style:font-weight-complex="normal"/>
    </style:style>
    <style:style style:name="P35" style:family="paragraph" style:parent-style-name="Standard">
      <style:text-properties style:font-name="DejaVu Sans Light" style:text-underline-style="solid" style:text-underline-width="auto" style:text-underline-color="font-color" fo:font-weight="bold" officeooo:rsid="001b93af" officeooo:paragraph-rsid="001b93af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b93af" officeooo:paragraph-rsid="001b93af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21c48b" officeooo:paragraph-rsid="0021c48b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e009a" officeooo:paragraph-rsid="001e009a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2bf83c" officeooo:paragraph-rsid="002bf83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2.205cm"/>
        </style:tab-stops>
      </style:paragraph-properties>
      <style:text-properties style:font-name="Liberation Serif" fo:font-size="8pt" fo:font-weight="bold" officeooo:rsid="00326f14" officeooo:paragraph-rsid="0033bfec" style:font-size-asian="8pt" style:font-weight-asian="bold" style:font-size-complex="8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a73f6" officeooo:paragraph-rsid="002a73f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fc4c9" officeooo:paragraph-rsid="002fc4c9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2.205cm"/>
        </style:tab-stops>
      </style:paragraph-properties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Liberation Serif" fo:font-size="8pt" officeooo:rsid="0033bfec" officeooo:paragraph-rsid="0033bfec" style:font-size-asian="8pt" style:font-size-complex="8pt"/>
    </style:style>
    <style:style style:name="T1" style:family="text">
      <style:text-properties officeooo:rsid="001cf592"/>
    </style:style>
    <style:style style:name="T2" style:family="text">
      <style:text-properties officeooo:rsid="001d7615"/>
    </style:style>
    <style:style style:name="T3" style:family="text">
      <style:text-properties officeooo:rsid="001e009a"/>
    </style:style>
    <style:style style:name="T4" style:family="text">
      <style:text-properties officeooo:rsid="001f6fe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46d7" style:font-weight-asian="bold" style:font-weight-complex="bold"/>
    </style:style>
    <style:style style:name="T7" style:family="text">
      <style:text-properties officeooo:rsid="0024d7a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d7a3" style:font-weight-asian="normal" style:font-weight-complex="normal"/>
    </style:style>
    <style:style style:name="T10" style:family="text">
      <style:text-properties fo:font-weight="normal" officeooo:rsid="002646d7" style:font-weight-asian="normal" style:font-weight-complex="normal"/>
    </style:style>
    <style:style style:name="T11" style:family="text">
      <style:text-properties fo:font-weight="normal" officeooo:rsid="003100a0" style:font-weight-asian="normal" style:font-weight-complex="normal"/>
    </style:style>
    <style:style style:name="T12" style:family="text">
      <style:text-properties fo:font-weight="normal" officeooo:rsid="001d7615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2646d7"/>
    </style:style>
    <style:style style:name="T15" style:family="text">
      <style:text-properties style:text-underline-style="none"/>
    </style:style>
    <style:style style:name="T16" style:family="text">
      <style:text-properties style:font-name="Droid Sans Mono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Droid Sans Mono" fo:font-size="8pt" style:font-size-asian="8pt" style:font-size-complex="8pt"/>
    </style:style>
    <style:style style:name="T18" style:family="text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Droid Sans Mono"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officeooo:rsid="002dc6c7"/>
    </style:style>
    <style:style style:name="T22" style:family="text">
      <style:text-properties officeooo:rsid="003100a0"/>
    </style:style>
    <style:style style:name="T23" style:family="text">
      <style:text-properties officeooo:rsid="0033b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it – C<text:span text:style-name="T3">artão de Referência</text:span></text:p>
      <text:p text:style-name="P19"/>
      <text:p text:style-name="P20">HELP</text:p>
      <text:p text:style-name="P17"/>
      <text:p text:style-name="P22">git help <text:span text:style-name="T8">&lt;verbo&gt;</text:span></text:p>
      <text:p text:style-name="P22">git <text:span text:style-name="T12">&lt;</text:span><text:span text:style-name="T8">verbo</text:span><text:span text:style-name="T12">&gt;</text:span> --help</text:p>
      <text:p text:style-name="P22">man git-<text:span text:style-name="T8">&lt;verbo&gt;</text:span></text:p>
      <text:p text:style-name="P18"/>
      <text:p text:style-name="P36">C<text:span text:style-name="T1">USTOMIZAÇÃO INICIAL</text:span></text:p>
      <text:p text:style-name="P18"/>
      <text:p text:style-name="P3"><text:span text:style-name="T20">git config</text:span> <text:span text:style-name="T9">&lt;opção&gt; &lt;parâmetro&gt;</text:span></text:p>
      <text:p text:style-name="P1">opção: <text:span text:style-name="T16">--system</text:span> (todo o sistema)</text:p>
      <text:p text:style-name="P1">edita arquivo: /etc/gitconfig</text:p>
      <text:p text:style-name="P1"/>
      <text:p text:style-name="P1">opção: <text:span text:style-name="T16">--global</text:span> (apenas o usuário)</text:p>
      <text:p text:style-name="P1">edita o arquivo: ~/.gitconfig</text:p>
      <text:p text:style-name="P1"/>
      <text:p text:style-name="P1"><text:span text:style-name="T7">editando </text:span>arquivo: <text:span text:style-name="T5">&lt;repositorio&gt;/config</text:span> – válido para aquele repositório apenas</text:p>
      <text:p text:style-name="P1"/>
      <text:p text:style-name="P4">opção: <text:span text:style-name="T16">--list</text:span> – Mostra configurações atuais do ambiente git</text:p>
      <text:p text:style-name="P4"/>
      <text:p text:style-name="P6"><text:span text:style-name="T13">-parâmetro:</text:span><text:span text:style-name="T15"> </text:span><text:span text:style-name="T19">alias.&lt;nome_alias&gt;&lt;comando&gt;</text:span></text:p>
      <text:p text:style-name="P11">cria um alias para o comando específico: Exemplo: </text:p>
      <text:p text:style-name="P33">git config --global alias.unstage 'reset HEAD --'</text:p>
      <text:p text:style-name="P12"/>
      <text:p text:style-name="P38">REPOSITÓRIOS</text:p>
      <text:p text:style-name="P2"/>
      <text:p text:style-name="P23">git init </text:p>
      <text:p text:style-name="P2">- inicializa repositório no modo working dir (.git dir)</text:p>
      <text:p text:style-name="P2"/>
      <text:p text:style-name="P23">git init --bare</text:p>
      <text:p text:style-name="P2">- inicializa repositório no modo de armazenamento (compartilhável)</text:p>
      <text:p text:style-name="P2"/>
      <text:p text:style-name="P23">git clone <text:span text:style-name="T10">&lt;origem&gt; &lt;destino&gt;</text:span></text:p>
      <text:p text:style-name="P2">- clona repositório <text:span text:style-name="T4">e seus atributos</text:span> Local ou remoto.</text:p>
      <text:p text:style-name="P2"/>
      <text:p text:style-name="P23">git remote <text:span text:style-name="T9">&lt;opções&gt;</text:span></text:p>
      <text:p text:style-name="P2">- verifica e configura reposit<text:span text:style-name="T4">ó</text:span>rios remotos <text:span text:style-name="T4">(ou no mesmo filesystem)</text:span></text:p>
      <text:p text:style-name="P7">opção: <text:span text:style-name="T16">-v</text:span> – Mostra detalhes dos remotos</text:p>
      <text:p text:style-name="P7"/>
      <text:p text:style-name="P7"><text:span text:style-name="T5">git remote add</text:span> &lt;nome&gt; &lt;url&gt;</text:p>
      <text:p text:style-name="P7">- adiciona um repositório remoto ao projeto atual</text:p>
      <text:p text:style-name="P7"/>
      <text:p text:style-name="P37">VERSIONAMENTO</text:p>
      <text:p text:style-name="P5"/>
      <text:p text:style-name="P24">git status</text:p>
      <text:p text:style-name="P8">- verifica o estado do seu working dir. (untracked, unmodified, modified, staged)</text:p>
      <text:p text:style-name="P8">opção: <text:span text:style-name="T5">-s </text:span>ou <text:span text:style-name="T5">–short</text:span> – versão compacta do status</text:p>
      <text:p text:style-name="P4"/>
      <text:p text:style-name="P27"><text:span text:style-name="T5">git add </text:span><text:span text:style-name="T7">&lt;arquivo&gt;</text:span></text:p>
      <text:p text:style-name="P9">- adiciona arquivos para o stage / monitoramento</text:p>
      <text:p text:style-name="P9"/>
      <text:p text:style-name="P27"><text:span text:style-name="T5">git </text:span><text:span text:style-name="T6">rm </text:span><text:span text:style-name="T14">&lt;arquivo&gt; &lt;opções&gt;</text:span></text:p>
      <text:p text:style-name="P4">- <text:span text:style-name="T14">remove arquivos do repositório e do seu working dir.</text:span></text:p>
      <text:p text:style-name="P4"/>
      <text:p text:style-name="P28"><text:span text:style-name="T5">git commit</text:span> &lt;opções&gt;</text:p>
      <text:p text:style-name="P14">- grava arquivos do stage para o repositório</text:p>
      <text:p text:style-name="P13"/>
      <text:p text:style-name="P29"><text:span text:style-name="T5">git log </text:span>&lt;opções&gt;</text:p>
      <text:p text:style-name="P15">- mostra histórico de commits</text:p>
      <text:p text:style-name="P15"/>
      <text:p text:style-name="P15">opção: <text:span text:style-name="T16">--stat</text:span><text:span text:style-name="T17"> </text:span>– mostra pequeno resumo de alterações nos arquivos daquele commit</text:p>
      <text:p text:style-name="P15"/>
      <text:p text:style-name="P15">opção: <text:span text:style-name="T16">--pretty=</text:span><text:span text:style-name="T18">&lt;parâmetro&gt;</text:span> - diversas opções de formatação do log</text:p>
      <text:p text:style-name="P15"/>
      <text:p text:style-name="P15"><text:span text:style-name="T13">- parâmetro:</text:span> <text:span text:style-name="T16">oneline</text:span> – mostra uma lista abreviada de commit + mensagem de commit</text:p>
      <text:p text:style-name="P15"/>
      <text:p text:style-name="P15"><text:span text:style-name="T13">- parâmetro:</text:span> <text:span text:style-name="T16">format:</text:span> <text:span text:style-name="T18">“&lt;formato&gt;”</text:span> - Formata saída do log conforme preferência do usuário.</text:p>
      <text:p text:style-name="P15">Exemplo para teste: </text:p>
      <text:p text:style-name="P34">git log --pretty=format:“%h - %an, %ar : %s”</text:p>
      <text:p text:style-name="P15"/>
      <text:p text:style-name="P30"><text:span text:style-name="T5">git tag</text:span> &lt;nome da tag&gt;</text:p>
      <text:p text:style-name="P16">- marca versão do software (release point), no commit atual</text:p>
      <text:p text:style-name="P16"/>
      <text:p text:style-name="P16">opção: <text:span text:style-name="T16">-a</text:span> – cria uma tag anotada (mais informações são adicionadas)</text:p>
      <text:p text:style-name="P31"/>
      <text:p text:style-name="P31"/>
      <text:p text:style-name="P32"><text:span text:style-name="T5">git push</text:span> &lt;nome remoto&gt; &lt;branch&gt;</text:p>
      <text:p text:style-name="P46">- publica branch especificado no repositório remoto</text:p>
      <text:p text:style-name="P46"/>
      <text:p text:style-name="P32"><text:span text:style-name="T5">git fetch</text:span> &lt;nome remoto&gt;</text:p>
      <text:p text:style-name="P46">- baixa para seu repositório local o trabalho realizado no remoto. (sem merge)</text:p>
      <text:p text:style-name="P46"/>
      <text:p text:style-name="P32"><text:span text:style-name="T5">git pull</text:span> &lt;nome remoto&gt;</text:p>
      <text:p text:style-name="P46">- baixa e mescla (merge) o trabalho do realizado no remoto com seu repositório local</text:p>
      <text:p text:style-name="P46"/>
      <text:p text:style-name="P39">DESFAZENDO COISAS</text:p>
      <text:p text:style-name="P47"/>
      <text:p text:style-name="P25">git commit --amend</text:p>
      <text:p text:style-name="P47">- edita e sobrescreve o último commit</text:p>
      <text:p text:style-name="P47"/>
      <text:p text:style-name="P25">git reset HEAD <text:span text:style-name="T8">&lt;arquivo&gt;</text:span></text:p>
      <text:p text:style-name="P47">- retira arquivo do stage</text:p>
      <text:p text:style-name="P47"/>
      <text:p text:style-name="P25">git checkout <text:span text:style-name="T8">--&lt;arquivo&gt;</text:span></text:p>
      <text:p text:style-name="P47">- reverte arquivo para sua versão do último commit</text:p>
      <text:p text:style-name="P47"/>
      <text:p text:style-name="P39">BRANCHING</text:p>
      <text:p text:style-name="P47"/>
      <text:p text:style-name="P25">git branch <text:span text:style-name="T8">&lt;nome novo branch&gt;</text:span></text:p>
      <text:p text:style-name="P47">- cria um novo branch. Sem parâmetros mostra os branches atuais</text:p>
      <text:p text:style-name="P47"/>
      <text:p text:style-name="P25">git checkout <text:span text:style-name="T8">&lt;branch&gt;</text:span></text:p>
      <text:p text:style-name="P47">- <text:span text:style-name="T21">muda seu working dir para o branch especificado. Com a opção </text:span><text:span text:style-name="T16">-b</text:span><text:span text:style-name="T21">, cria um novo branch e move o working dir para ele</text:span></text:p>
      <text:p text:style-name="P47"/>
      <text:p text:style-name="P26"><text:span text:style-name="T22">g</text:span>it <text:span text:style-name="T22">merge </text:span><text:span text:style-name="T11">&lt;branch&gt;</text:span></text:p>
      <text:p text:style-name="P48">- <text:span text:style-name="T22">mescla o branch do comando no seu branch atual</text:span></text:p>
      <text:p text:style-name="P48"/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0">OPÇÕES ÚTEIS PARA: </text:p>
      <text:p text:style-name="P41"/>
      <text:p text:style-name="P21">git log --prety<text:span text:style-name="T23">=</text:span>format:</text:p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Op<text:span text:style-name="T23">ção</text:span></text:p>
          </table:table-cell>
          <table:table-cell table:style-name="Table1.B1" office:value-type="string">
            <text:p text:style-name="P45">Descr<text:span text:style-name="T23">ição da saída</text:span></text:p>
          </table:table-cell>
        </table:table-row>
        <table:table-row table:style-name="Table1.1">
          <table:table-cell table:style-name="Table1.A2" office:value-type="string">
            <text:p text:style-name="P42">%H</text:p>
          </table:table-cell>
          <table:table-cell table:style-name="Table1.B2" office:value-type="string">
            <text:p text:style-name="P43">Commit hash</text:p>
          </table:table-cell>
        </table:table-row>
        <table:table-row table:style-name="Table1.1">
          <table:table-cell table:style-name="Table1.A2" office:value-type="string">
            <text:p text:style-name="P42">%h</text:p>
          </table:table-cell>
          <table:table-cell table:style-name="Table1.B2" office:value-type="string">
            <text:p text:style-name="P44"><text:span text:style-name="T23">C</text:span>ommit hash <text:span text:style-name="T23">Abreviado</text:span></text:p>
          </table:table-cell>
        </table:table-row>
        <table:table-row table:style-name="Table1.1">
          <table:table-cell table:style-name="Table1.A2" office:value-type="string">
            <text:p text:style-name="P42">%T</text:p>
          </table:table-cell>
          <table:table-cell table:style-name="Table1.B2" office:value-type="string">
            <text:p text:style-name="P43"><text:span text:style-name="T23">H</text:span>ash <text:span text:style-name="T23">da árvore</text:span></text:p>
          </table:table-cell>
        </table:table-row>
        <table:table-row table:style-name="Table1.1">
          <table:table-cell table:style-name="Table1.A2" office:value-type="string">
            <text:p text:style-name="P42">%t</text:p>
          </table:table-cell>
          <table:table-cell table:style-name="Table1.B2" office:value-type="string">
            <text:p text:style-name="P43"><text:span text:style-name="T23">H</text:span>ash <text:span text:style-name="T23">da árvore abreviado</text:span></text:p>
          </table:table-cell>
        </table:table-row>
        <table:table-row table:style-name="Table1.1">
          <table:table-cell table:style-name="Table1.A2" office:value-type="string">
            <text:p text:style-name="P42">%P</text:p>
          </table:table-cell>
          <table:table-cell table:style-name="Table1.B2" office:value-type="string">
            <text:p text:style-name="P43"><text:span text:style-name="T23">H</text:span>ashes <text:span text:style-name="T23">pais</text:span></text:p>
          </table:table-cell>
        </table:table-row>
        <table:table-row table:style-name="Table1.1">
          <table:table-cell table:style-name="Table1.A2" office:value-type="string">
            <text:p text:style-name="P42">%p</text:p>
          </table:table-cell>
          <table:table-cell table:style-name="Table1.B2" office:value-type="string">
            <text:p text:style-name="P43"><text:span text:style-name="T23">H</text:span>ashes <text:span text:style-name="T23">pais abreviados</text:span></text:p>
          </table:table-cell>
        </table:table-row>
        <table:table-row table:style-name="Table1.1">
          <table:table-cell table:style-name="Table1.A2" office:value-type="string">
            <text:p text:style-name="P42">%an</text:p>
          </table:table-cell>
          <table:table-cell table:style-name="Table1.B2" office:value-type="string">
            <text:p text:style-name="P51">Nome do Autor</text:p>
          </table:table-cell>
        </table:table-row>
        <table:table-row table:style-name="Table1.1">
          <table:table-cell table:style-name="Table1.A2" office:value-type="string">
            <text:p text:style-name="P42">%a<text:span text:style-name="T23">e</text:span></text:p>
          </table:table-cell>
          <table:table-cell table:style-name="Table1.B2" office:value-type="string">
            <text:p text:style-name="P51">Email do Autor</text:p>
          </table:table-cell>
        </table:table-row>
        <table:table-row table:style-name="Table1.1">
          <table:table-cell table:style-name="Table1.A2" office:value-type="string">
            <text:p text:style-name="P42">%ad</text:p>
          </table:table-cell>
          <table:table-cell table:style-name="Table1.B2" office:value-type="string">
            <text:p text:style-name="P51">Data do autor </text:p>
          </table:table-cell>
        </table:table-row>
        <table:table-row table:style-name="Table1.1">
          <table:table-cell table:style-name="Table1.A2" office:value-type="string">
            <text:p text:style-name="P42">%a<text:span text:style-name="T23">r</text:span></text:p>
          </table:table-cell>
          <table:table-cell table:style-name="Table1.B2" office:value-type="string">
            <text:p text:style-name="P51">Data do autor, relativa</text:p>
          </table:table-cell>
        </table:table-row>
        <table:table-row table:style-name="Table1.1">
          <table:table-cell table:style-name="Table1.A2" office:value-type="string">
            <text:p text:style-name="P42">%<text:span text:style-name="T23">cn</text:span></text:p>
          </table:table-cell>
          <table:table-cell table:style-name="Table1.B2" office:value-type="string">
            <text:p text:style-name="P51">Nome do Comitter</text:p>
          </table:table-cell>
        </table:table-row>
        <table:table-row table:style-name="Table1.1">
          <table:table-cell table:style-name="Table1.A2" office:value-type="string">
            <text:p text:style-name="P42">%<text:span text:style-name="T23">ce</text:span></text:p>
          </table:table-cell>
          <table:table-cell table:style-name="Table1.B2" office:value-type="string">
            <text:p text:style-name="P51">Email do committer</text:p>
          </table:table-cell>
        </table:table-row>
        <table:table-row table:style-name="Table1.1">
          <table:table-cell table:style-name="Table1.A2" office:value-type="string">
            <text:p text:style-name="P42">%<text:span text:style-name="T23">cd</text:span></text:p>
          </table:table-cell>
          <table:table-cell table:style-name="Table1.B2" office:value-type="string">
            <text:p text:style-name="P51">Data do committer</text:p>
          </table:table-cell>
        </table:table-row>
        <table:table-row table:style-name="Table1.1">
          <table:table-cell table:style-name="Table1.A2" office:value-type="string">
            <text:p text:style-name="P42">%<text:span text:style-name="T23">cr</text:span></text:p>
          </table:table-cell>
          <table:table-cell table:style-name="Table1.B2" office:value-type="string">
            <text:p text:style-name="P51">Data do committer, relativa</text:p>
          </table:table-cell>
        </table:table-row>
        <table:table-row table:style-name="Table1.1">
          <table:table-cell table:style-name="Table1.A2" office:value-type="string">
            <text:p text:style-name="P42">%<text:span text:style-name="T23">s</text:span></text:p>
          </table:table-cell>
          <table:table-cell table:style-name="Table1.B2" office:value-type="string">
            <text:p text:style-name="P51">Assunto (mensagem do commit)</text:p>
          </table:table-cell>
        </table:table-row>
      </table:table>
      <text:p text:style-name="P49"/>
      <text:p text:style-name="P4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Droid Sans Georgian" svg:font-family="'Droid Sans Georgian'" style:font-family-generic="swiss" style:font-pitch="variable"/>
    <style:font-face style:name="Droid Sans Thai" svg:font-family="'Droid Sans Thai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-sep style:width="0.009cm" style:color="#000000" style:height="100%" style:style="solid"/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Girol</meta:initial-creator>
    <meta:creation-date>2015-06-12T16:08:42.414643881</meta:creation-date>
    <dc:date>2015-06-16T18:10:03.414326931</dc:date>
    <dc:creator>André Girol</dc:creator>
    <meta:editing-duration>PT7H41M8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1" meta:paragraph-count="103" meta:word-count="509" meta:character-count="3065" meta:non-whitespace-character-count="2653"/>
  </office:meta>
</office:document-meta>
</file>